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Helper.parse( InputSource input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Helper.getAttribute( Element element , String attribut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Helper.addLocalNSDeclarations( Element elm , Map nsDeclar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Helper.getElementText(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Helper.getSystemIdLocation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Helper.getLocalNSDeclarations( Element e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Helper.getChildElement( Element element , String namespace , String localName , boolean requir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mHelper.compileElementContent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mHelper.getLocation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Helper.getLineLocation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Helper.getAttributeAsInteger( Element element , String attributeName , int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Helper.getAttribute( Element element , String attributeName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Helper.getInheritedNSDeclarations( Element el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mHelper.getColumnLocation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Helper.getChildElements( Element element , String 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Helper.getLocationObjec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Helper.getAttributeAsInteger( Element element , String attribut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Helper.getChildElement( Element element , String namespace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Helper.getChildElements( Element element , String namespace , String local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Helper.getAttributeAsBoolean( Element element , String attributeName , boolean defaul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